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n" fo:country="GB"/>
    </style:style>
    <style:style style:name="P2" style:parent-style-name="Normale" style:family="paragraph">
      <style:text-properties fo:font-weight="bold" style:font-weight-asian="bold" fo:language="en" fo:country="GB"/>
    </style:style>
    <style:style style:name="T3" style:parent-style-name="Car.predefinitoparagrafo" style:family="text">
      <style:text-properties fo:language="en" fo:country="GB"/>
    </style:style>
    <style:style style:name="T4" style:parent-style-name="Car.predefinitoparagrafo" style:family="text">
      <style:text-properties fo:language="en" fo:country="GB"/>
    </style:style>
    <style:style style:name="T5" style:parent-style-name="Collegamentoipertestuale" style:family="text">
      <style:text-properties fo:language="en" fo:country="GB"/>
    </style:style>
    <style:style style:name="T6" style:parent-style-name="Car.predefinitoparagrafo" style:family="text">
      <style:text-properties fo:language="en" fo:country="GB"/>
    </style:style>
    <style:style style:name="T7" style:parent-style-name="Car.predefinitoparagrafo" style:family="text">
      <style:text-properties fo:language="en" fo:country="GB"/>
    </style:style>
    <style:style style:name="T8" style:parent-style-name="Car.predefinitoparagrafo" style:family="text">
      <style:text-properties fo:language="en" fo:country="GB"/>
    </style:style>
    <style:style style:name="T9" style:parent-style-name="Car.predefinitoparagrafo" style:family="text">
      <style:text-properties fo:language="en" fo:country="GB"/>
    </style:style>
    <style:style style:name="T10" style:parent-style-name="Collegamentoipertestuale" style:family="text">
      <style:text-properties fo:language="en" fo:country="GB"/>
    </style:style>
    <style:style style:name="T11" style:parent-style-name="Car.predefinitoparagrafo" style:family="text">
      <style:text-properties fo:language="en" fo:country="GB"/>
    </style:style>
    <style:style style:name="P12" style:parent-style-name="Normale" style:family="paragraph">
      <style:text-properties fo:font-weight="bold" style:font-weight-asian="bold" fo:language="en" fo:country="GB"/>
    </style:style>
    <style:style style:name="P13" style:parent-style-name="Normale" style:family="paragraph">
      <style:text-properties fo:language="en" fo:country="GB"/>
    </style:style>
    <style:style style:name="P14" style:parent-style-name="Normale" style:family="paragraph">
      <style:text-properties fo:language="en" fo:country="GB"/>
    </style:style>
    <style:style style:name="P15" style:parent-style-name="Normale" style:family="paragraph">
      <style:text-properties fo:font-weight="bold" style:font-weight-asian="bold" fo:language="en" fo:country="GB"/>
    </style:style>
    <style:style style:name="P16" style:parent-style-name="Normale" style:family="paragraph">
      <style:text-properties fo:language="en" fo:country="GB"/>
    </style:style>
    <style:style style:name="P17" style:parent-style-name="Normale" style:family="paragraph">
      <style:text-properties fo:font-weight="bold" style:font-weight-asian="bold" fo:language="en" fo:country="GB"/>
    </style:style>
    <style:style style:name="T18" style:parent-style-name="Car.predefinitoparagrafo" style:family="text">
      <style:text-properties fo:language="en" fo:country="GB"/>
    </style:style>
  </office:automatic-styles>
  <office:body>
    <office:text text:use-soft-page-breaks="true">
      <text:p text:style-name="P1">List of components required for WerCA development kit.</text:p>
      <text:p text:style-name="P2">ICs:</text:p>
      <text:p text:style-name="Normale"><text:span text:style-name="T3">IC1:<text:s/></text:span><text:span text:style-name="T4">ATMEGA 328P-AU (SMD, TQFP version – datasheet<text:s/></text:span><text:a xlink:href="http://www.atmel.com/Images/doc8161.pdf" office:target-frame-name="_top" xlink:show="replace"><text:span text:style-name="T5">http://www.atmel.com/Images/doc8161.pdf</text:span></text:a><text:span text:style-name="T6">)</text:span></text:p>
      <text:p text:style-name="Normale"><text:span text:style-name="T7">IC2:<text:s/></text:span><text:span text:style-name="T8">LE33</text:span><text:span text:style-name="T9">CD-TR (SMD, voltage regulator – datasheet<text:s/></text:span><text:a xlink:href="http://www.farnell.com/datasheets/1811320.pdf" office:target-frame-name="_top" xlink:show="replace"><text:span text:style-name="T10">http://www.farnell.com/datasheets/1811320.pdf</text:span></text:a><text:span text:style-name="T11">)</text:span></text:p>
      <text:p text:style-name="P12">Boards:</text:p>
      <text:p text:style-name="P13">BLE nRf8001 board by Olimex</text:p>
      <text:p text:style-name="P14">PCD8544 display</text:p>
      <text:p text:style-name="P15">Capacitors:</text:p>
      <text:p text:style-name="P16">C1:</text:p>
      <text:p text:style-name="P17">Resistors:</text:p>
      <text:p text:style-name="Normale"><text:span text:style-name="T18">R1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andro Vogrig</meta:initial-creator>
    <dc:creator>Alessandro Vogrig</dc:creator>
    <meta:creation-date>2014-07-08T16:53:00Z</meta:creation-date>
    <dc:date>2014-07-08T17:01:00Z</dc:date>
    <meta:template xlink:href="Normal.dotm" xlink:type="simple"/>
    <meta:editing-cycles>4</meta:editing-cycles>
    <meta:editing-duration>PT480S</meta:editing-duration>
    <meta:document-statistic meta:page-count="1" meta:paragraph-count="1" meta:word-count="67" meta:character-count="450" meta:row-count="3" meta:non-whitespace-character-count="384"/>
  </office:meta>
</office:document-meta>
</file>